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Valiant Turtle 2 – Calibration calculations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inear calibration: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5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istance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umber of rotations</text:p>
          </table:table-cell>
          <table:table-cell table:style-name="Default" table:formula="of:=[.C7]/[.C6]" office:value-type="float" office:value="11.464429540205" calcext:value-type="float">
            <text:p>11.464429540205</text:p>
          </table:table-cell>
          <table:table-cell table:style-name="Default" office:value-type="string" calcext:value-type="string">
            <text:p>rotation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stance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ameter</text:p>
          </table:table-cell>
          <table:table-cell table:formula="of:= [.C10] / ([.C8] * PI())" office:value-type="float" office:value="55.53" calcext:value-type="float">
            <text:p>55.5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ifference</text:p>
          </table:table-cell>
          <table:table-cell table:style-name="Default" table:formula="of:=[.C11] - [.C5]"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5" table:formula="of:=[.C13] * 1000" office:value-type="float" office:value="0" calcext:value-type="float">
            <text:p>0</text:p>
          </table:table-cell>
          <table:table-cell table:style-name="Default" office:value-type="string" calcext:value-type="string">
            <text:p>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tational calibration: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heel diameter (observed)</text:p>
          </table:table-cell>
          <table:table-cell table:formula="of:=[.C11]" office:value-type="float" office:value="55.53" calcext:value-type="float">
            <text:p>55.5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17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xel distanc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ning circumference</text:p>
          </table:table-cell>
          <table:table-cell table:formula="of:= PI() * [.C19]" office:value-type="float" office:value="703.716754404114" calcext:value-type="float">
            <text:p>703.71675440411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egrees of rotation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pected distance</text:p>
          </table:table-cell>
          <table:table-cell table:style-name="Default" table:formula="of:=([.C20]/360) * [.C21]" office:value-type="float" office:value="3518.58377202057" calcext:value-type="float">
            <text:p>3518.583772020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rotations</text:p>
          </table:table-cell>
          <table:table-cell table:formula="of:=[.C22]/[.C18]" office:value-type="float" office:value="20.1692778678192" calcext:value-type="float">
            <text:p>20.169277867819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bserved degrees of rotation</text:p>
          </table:table-cell>
          <table:table-cell table:style-name="ce2" office:value-type="float" office:value="1784" calcext:value-type="float">
            <text:p>1784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axel distance</text:p>
          </table:table-cell>
          <table:table-cell table:formula="of:= ([.C23] * [.C18] * (360 / [.C25])) / PI()" office:value-type="float" office:value="226.008968609866" calcext:value-type="float">
            <text:p>226.00896860986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ifference</text:p>
          </table:table-cell>
          <table:table-cell table:formula="of:=[.C26] - [.C19]" office:value-type="float" office:value="2.00896860986552" calcext:value-type="float">
            <text:p>2.00896860986552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5" table:formula="of:=[.C28] * 1000" office:value-type="float" office:value="2008.96860986552" calcext:value-type="float">
            <text:p>2008.96860986552</text:p>
          </table:table-cell>
          <table:table-cell table:style-name="Default" office:value-type="string" calcext:value-type="string">
            <text:p>um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3:42:16.312990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3:59.219603443</meta:creation-date>
    <dc:date>2024-12-09T14:25:32.279930849</dc:date>
    <meta:editing-duration>PT45M2S</meta:editing-duration>
    <meta:editing-cycles>6</meta:editing-cycles>
    <meta:generator>LibreOffice/24.2.6.2$Linux_X86_64 LibreOffice_project/420$Build-2</meta:generator>
    <meta:document-statistic meta:table-count="2" meta:cell-count="55" meta:object-count="0"/>
  </office:meta>
</office:document-meta>
</file>